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>
        <text:changed-region text:id="ct467719872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529873392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50614912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529750080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529749968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51235328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054736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2976502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50723584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29885184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29915920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530091840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68445590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529381504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660493024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684497152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298499104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29616406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29659022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528822800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684610464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29640908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684636992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5286408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874460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79928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6840977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83195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5476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830574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6818564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2877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36009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87546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2880396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29659686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5059755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3006544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970411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054078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529848912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change-start text:change-id="ct467719872"/><text:span text:style-name="T13">getData('listDate')</text:span><text:change-end text:change-id="ct467719872"/></text:p>
      <text:p text:style-name="Standard"><text:span text:style-name="T10">ФИО пациента: </text:span><text:bookmark-start text:name="DDE_LINK1"/><text:change-start text:change-id="ct529873392"/><text:span text:style-name="T11">getData('patientName')</text:span><text:bookmark-end text:name="DDE_LINK1"/><text:change-end text:change-id="ct529873392"/></text:p>
      <text:p text:style-name="Standard"><text:span text:style-name="T10">Возраст: </text:span><text:change-start text:change-id="ct50614912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50614912"/><text:span text:style-name="T20"> </text:span><text:span text:style-name="T12">(</text:span><text:change-start text:change-id="ct529750080"/><text:span text:style-name="T14">formatDate('patientBirthDate'</text:span><text:span text:style-name="T15">)</text:span><text:change-end text:change-id="ct529750080"/><text:span text:style-name="T16">), </text:span><text:span text:style-name="T17">Рост: </text:span><text:change-start text:change-id="ct529749968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529749968"/><text:span text:style-name="T19">, Вес: </text:span><text:change-start text:change-id="ct51235328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51235328"/><text:span text:style-name="T18">, BSA: </text:span><text:change-start text:change-id="ct50547360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50547360"/><text:span text:style-name="T18">, Группа крови: </text:span><text:change-start text:change-id="ct529765024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529765024"/><text:span text:style-name="T18">, Режим: </text:span><text:change-start text:change-id="ct50723584"/><text:span text:style-name="T18">get</text:span><text:span text:style-name="T19">Data</text:span><text:span text:style-name="T18">(</text:span><text:span text:style-name="T19">'</text:span><text:span text:style-name="T18">patientRegime')</text:span><text:change-end text:change-id="ct50723584"/><text:span text:style-name="T18">, Койка: </text:span><text:change-start text:change-id="ct529885184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529885184"/><text:span text:style-name="T18">, Питание: </text:span><text:change-start text:change-id="ct529915920"/><text:span text:style-name="T18">get</text:span><text:span text:style-name="T19">Data</text:span><text:span text:style-name="T18">(</text:span><text:span text:style-name="T19">'</text:span><text:span text:style-name="T18">patientFood')</text:span><text:change-end text:change-id="ct529915920"/><text:span text:style-name="T18">.</text:span></text:p>
      <text:p text:style-name="P7"/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530091840"/><text:span text:style-name="T1">getData('name', group)</text:span><text:change-end text:change-id="ct530091840"/><office:annotation><dc:creator>alex </dc:creator><dc:date>2014-02-26T11:24:12</dc:date><text:p text:style-name="P8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A2" office:value-type="string">
              <text:p text:style-name="P4">12</text:p>
            </table:table-cell>
            <table:table-cell table:style-name="Таблица1.A2" office:value-type="string">
              <text:p text:style-name="P4">13</text:p>
            </table:table-cell>
            <table:table-cell table:style-name="Таблица1.A2" office:value-type="string">
              <text:p text:style-name="P4">14</text:p>
            </table:table-cell>
            <table:table-cell table:style-name="Таблица1.A2" office:value-type="string">
              <text:p text:style-name="P4">15</text:p>
            </table:table-cell>
            <table:table-cell table:style-name="Таблица1.A2" office:value-type="string">
              <text:p text:style-name="P4">16</text:p>
            </table:table-cell>
            <table:table-cell table:style-name="Таблица1.A2" office:value-type="string">
              <text:p text:style-name="P4">17</text:p>
            </table:table-cell>
            <table:table-cell table:style-name="Таблица1.A2" office:value-type="string">
              <text:p text:style-name="P4">18</text:p>
            </table:table-cell>
            <table:table-cell table:style-name="Таблица1.A2" office:value-type="string">
              <text:p text:style-name="P4">19</text:p>
            </table:table-cell>
            <table:table-cell table:style-name="Таблица1.A2" office:value-type="string">
              <text:p text:style-name="P4">20</text:p>
            </table:table-cell>
            <table:table-cell table:style-name="Таблица1.A2" office:value-type="string">
              <text:p text:style-name="P4">21</text:p>
            </table:table-cell>
            <table:table-cell table:style-name="Таблица1.A2" office:value-type="string">
              <text:p text:style-name="P4">22</text:p>
            </table:table-cell>
            <table:table-cell table:style-name="Таблица1.A2" office:value-type="string">
              <text:p text:style-name="P4">23</text:p>
            </table:table-cell>
            <table:table-cell table:style-name="Таблица1.A2" office:value-type="string">
              <text:p text:style-name="P4">24</text:p>
            </table:table-cell>
            <table:table-cell table:style-name="Таблица1.A2" office:value-type="string">
              <text:p text:style-name="P4">1</text:p>
            </table:table-cell>
            <table:table-cell table:style-name="Таблица1.A2" office:value-type="string">
              <text:p text:style-name="P4">2</text:p>
            </table:table-cell>
            <table:table-cell table:style-name="Таблица1.A2" office:value-type="string">
              <text:p text:style-name="P4">3</text:p>
            </table:table-cell>
            <table:table-cell table:style-name="Таблица1.A2" office:value-type="string">
              <text:p text:style-name="P4">4</text:p>
            </table:table-cell>
            <table:table-cell table:style-name="Таблица1.A2" office:value-type="string">
              <text:p text:style-name="P4">5</text:p>
            </table:table-cell>
            <table:table-cell table:style-name="Таблица1.A2" office:value-type="string">
              <text:p text:style-name="P4">6</text:p>
            </table:table-cell>
            <table:table-cell table:style-name="Таблица1.A2" office:value-type="string">
              <text:p text:style-name="P4">7</text:p>
            </table:table-cell>
            <table:table-cell table:style-name="Таблица1.A2" office:value-type="string">
              <text:p text:style-name="P4">8</text:p>
            </table:table-cell>
            <table:table-cell table:style-name="Таблица1.A2" office:value-type="string">
              <text:p text:style-name="P4">9</text:p>
            </table:table-cell>
            <table:table-cell table:style-name="Таблица1.A2" office:value-type="string">
              <text:p text:style-name="P4">10</text:p>
            </table:table-cell>
            <table:table-cell table:style-name="Таблица1.a2" office:value-type="string">
              <text:p text:style-name="P4">11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8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8"><text:span text:style-name="T24">do text for drug in prescription['drugs']</text:span></text:p></office:annotation></text:span><text:change-start text:change-id="ct684455904"/><text:span text:style-name="T4">getData('name', drug)</text:span><text:change-end text:change-id="ct684455904"/><text:span text:style-name="T4"> (</text:span><text:change-start text:change-id="ct529381504"/><text:span text:style-name="T4">getData('dose', drug)</text:span><text:change-end text:change-id="ct529381504"/><text:span text:style-name="T4"> </text:span><text:change-start text:change-id="ct660493024"/><text:span text:style-name="T4">getData('</text:span><text:span text:style-name="T23">unitNa me </text:span></text:p>
              <text:p text:style-name="Table_20_Contents"><text:span text:style-name="T4">', drug)</text:span><text:change-end text:change-id="ct660493024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684497152"/>getData('<text:span text:style-name="T22">v</text:span>oa',prescription)<text:change-end text:change-id="ct684497152"/></text:p>
            </table:table-cell>
            <table:table-cell table:style-name="Таблица1.A2" office:value-type="string">
              <text:p text:style-name="Table_20_Contents"><text:change-start text:change-id="ct298499104"/>getData('note', prescription)<text:change-end text:change-id="ct298499104"/></text:p>
            </table:table-cell>
            <table:table-cell table:style-name="Таблица1.A2" office:value-type="string">
              <text:p text:style-name="P1"><text:change-start text:change-id="ct296164064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296164064"/></text:p>
            </table:table-cell>
            <table:table-cell table:style-name="Таблица1.A2" office:value-type="string">
              <text:p text:style-name="P1"><text:change-start text:change-id="ct296590224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296590224"/></text:p>
            </table:table-cell>
            <table:table-cell table:style-name="Таблица1.A2" office:value-type="string">
              <text:p text:style-name="P1"><text:change-start text:change-id="ct528822800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528822800"/></text:p>
            </table:table-cell>
            <table:table-cell table:style-name="Таблица1.A2" office:value-type="string">
              <text:p text:style-name="P1"><text:change-start text:change-id="ct684610464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684610464"/></text:p>
            </table:table-cell>
            <table:table-cell table:style-name="Таблица1.A2" office:value-type="string">
              <text:p text:style-name="P1"><text:change-start text:change-id="ct296409088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296409088"/></text:p>
            </table:table-cell>
            <table:table-cell table:style-name="Таблица1.A2" office:value-type="string">
              <text:p text:style-name="P1"><text:change-start text:change-id="ct684636992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684636992"/></text:p>
            </table:table-cell>
            <table:table-cell table:style-name="Таблица1.A2" office:value-type="string">
              <text:p text:style-name="P1"><text:change-start text:change-id="ct528640896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528640896"/></text:p>
            </table:table-cell>
            <table:table-cell table:style-name="Таблица1.A2" office:value-type="string">
              <text:p text:style-name="P1"><text:change-start text:change-id="ct528744608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528744608"/></text:p>
            </table:table-cell>
            <table:table-cell table:style-name="Таблица1.A2" office:value-type="string">
              <text:p text:style-name="P1"><text:change-start text:change-id="ct267992832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267992832"/></text:p>
            </table:table-cell>
            <table:table-cell table:style-name="Таблица1.A2" office:value-type="string">
              <text:p text:style-name="P1"><text:change-start text:change-id="ct684097792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684097792"/></text:p>
            </table:table-cell>
            <table:table-cell table:style-name="Таблица1.A2" office:value-type="string">
              <text:p text:style-name="P1"><text:change-start text:change-id="ct268319520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268319520"/></text:p>
            </table:table-cell>
            <table:table-cell table:style-name="Таблица1.A2" office:value-type="string">
              <text:p text:style-name="P1"><text:change-start text:change-id="ct296547696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296547696"/></text:p>
            </table:table-cell>
            <table:table-cell table:style-name="Таблица1.A2" office:value-type="string">
              <text:p text:style-name="P1"><text:change-start text:change-id="ct268305744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268305744"/></text:p>
            </table:table-cell>
            <table:table-cell table:style-name="Таблица1.A2" office:value-type="string">
              <text:p text:style-name="P1"><text:change-start text:change-id="ct268185648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268185648"/></text:p>
            </table:table-cell>
            <table:table-cell table:style-name="Таблица1.A2" office:value-type="string">
              <text:p text:style-name="P1"><text:change-start text:change-id="ct296287776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296287776"/></text:p>
            </table:table-cell>
            <table:table-cell table:style-name="Таблица1.A2" office:value-type="string">
              <text:p text:style-name="P1"><text:change-start text:change-id="ct296360096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296360096"/></text:p>
            </table:table-cell>
            <table:table-cell table:style-name="Таблица1.A2" office:value-type="string">
              <text:p text:style-name="P1"><text:change-start text:change-id="ct528754688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528754688"/></text:p>
            </table:table-cell>
            <table:table-cell table:style-name="Таблица1.A2" office:value-type="string">
              <text:p text:style-name="P1"><text:change-start text:change-id="ct528803968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528803968"/></text:p>
            </table:table-cell>
            <table:table-cell table:style-name="Таблица1.A2" office:value-type="string">
              <text:p text:style-name="P1"><text:change-start text:change-id="ct296596864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296596864"/></text:p>
            </table:table-cell>
            <table:table-cell table:style-name="Таблица1.A2" office:value-type="string">
              <text:p text:style-name="P1"><text:change-start text:change-id="ct50597552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50597552"/></text:p>
            </table:table-cell>
            <table:table-cell table:style-name="Таблица1.A2" office:value-type="string">
              <text:p text:style-name="P1"><text:change-start text:change-id="ct530065440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530065440"/></text:p>
            </table:table-cell>
            <table:table-cell table:style-name="Таблица1.A2" office:value-type="string">
              <text:p text:style-name="P1"><text:change-start text:change-id="ct529704112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529704112"/></text:p>
            </table:table-cell>
            <table:table-cell table:style-name="Таблица1.A2" office:value-type="string">
              <text:p text:style-name="P1"><text:change-start text:change-id="ct50540784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50540784"/></text:p>
            </table:table-cell>
            <table:table-cell table:style-name="Таблица1.a2" office:value-type="string">
              <text:p text:style-name="P1"><text:change-start text:change-id="ct529848912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529848912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0-21T12:17:55</dc:date>
    <meta:editing-duration>PT30H01M59S</meta:editing-duration>
    <meta:editing-cycles>154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4" meta:character-count="1886"/>
    <meta:user-defined meta:name="Info 2"/>
    <meta:user-defined meta:name="Info 3"/>
    <meta:user-defined meta:name="Info 4"/>
    <meta:user-defined meta:name="anonimus"/>
  </office:meta>
</office:document-meta>
</file>